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9mm" svg:height="90.04mm" svg:x="183.4mm" svg:y="10.62mm">
            <loext:p draw:notify-on-update-of-ranges="Arkusz1.A3:Arkusz1.A4 Arkusz1.A5:Arkusz1.A48 Arkusz1.B3:Arkusz1.B4 Arkusz1.B5:Arkusz1.B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04mm" svg:x="152.75mm" svg:y="110.49mm">
            <loext:p draw:notify-on-update-of-ranges="Arkusz1.A5:Arkusz1.A48 Arkusz1.C5:Arkusz1.C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kt.1</text:p>
          </table:table-cell>
          <table:table-cell office:value-type="string" calcext:value-type="string">
            <text:p>Pkt.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AC </text:p>
          </table:table-cell>
          <table:table-cell office:value-type="string" calcext:value-type="string">
            <text:p>UD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1.398" calcext:value-type="float">
            <text:p>1,398</text:p>
          </table:table-cell>
          <table:table-cell office:value-type="float" office:value="2.4841" calcext:value-type="float">
            <text:p>2,48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339" calcext:value-type="float">
            <text:p>1,339</text:p>
          </table:table-cell>
          <table:table-cell office:value-type="float" office:value="2.3796" calcext:value-type="float">
            <text:p>2,3796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1.28" calcext:value-type="float">
            <text:p>1,28</text:p>
          </table:table-cell>
          <table:table-cell office:value-type="float" office:value="2.274" calcext:value-type="float">
            <text:p>2,2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22" calcext:value-type="float">
            <text:p>1,22</text:p>
          </table:table-cell>
          <table:table-cell office:value-type="float" office:value="2.1683" calcext:value-type="float">
            <text:p>2,1683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1.161" calcext:value-type="float">
            <text:p>1,161</text:p>
          </table:table-cell>
          <table:table-cell office:value-type="float" office:value="2.0621" calcext:value-type="float">
            <text:p>2,06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1101" calcext:value-type="float">
            <text:p>1,1101</text:p>
          </table:table-cell>
          <table:table-cell office:value-type="float" office:value="1.9568" calcext:value-type="float">
            <text:p>1,9568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1.041" calcext:value-type="float">
            <text:p>1,041</text:p>
          </table:table-cell>
          <table:table-cell office:value-type="float" office:value="1.8501" calcext:value-type="float">
            <text:p>1,85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81" calcext:value-type="float">
            <text:p>0,981</text:p>
          </table:table-cell>
          <table:table-cell office:value-type="float" office:value="1.7436" calcext:value-type="float">
            <text:p>1,7436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0.922" calcext:value-type="float">
            <text:p>0,922</text:p>
          </table:table-cell>
          <table:table-cell office:value-type="float" office:value="1.6385" calcext:value-type="float">
            <text:p>1,63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63" calcext:value-type="float">
            <text:p>0,863</text:p>
          </table:table-cell>
          <table:table-cell office:value-type="float" office:value="1.5327" calcext:value-type="float">
            <text:p>1,5327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0.803" calcext:value-type="float">
            <text:p>0,803</text:p>
          </table:table-cell>
          <table:table-cell office:value-type="float" office:value="1.4259" calcext:value-type="float">
            <text:p>1,42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43" calcext:value-type="float">
            <text:p>0,743</text:p>
          </table:table-cell>
          <table:table-cell office:value-type="float" office:value="1.3194" calcext:value-type="float">
            <text:p>1,3194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0.683" calcext:value-type="float">
            <text:p>0,683</text:p>
          </table:table-cell>
          <table:table-cell office:value-type="float" office:value="1.2126" calcext:value-type="float">
            <text:p>1,21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24" calcext:value-type="float">
            <text:p>0,624</text:p>
          </table:table-cell>
          <table:table-cell office:value-type="float" office:value="1.1064" calcext:value-type="float">
            <text:p>1,1064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0.564" calcext:value-type="float">
            <text:p>0,564</text:p>
          </table:table-cell>
          <table:table-cell office:value-type="float" office:value="0.9992" calcext:value-type="float">
            <text:p>0,99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04" calcext:value-type="float">
            <text:p>0,504</text:p>
          </table:table-cell>
          <table:table-cell office:value-type="float" office:value="0.8929" calcext:value-type="float">
            <text:p>0,8929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0.456" calcext:value-type="float">
            <text:p>0,456</text:p>
          </table:table-cell>
          <table:table-cell office:value-type="float" office:value="0.7868" calcext:value-type="float">
            <text:p>0,78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84" calcext:value-type="float">
            <text:p>0,384</text:p>
          </table:table-cell>
          <table:table-cell office:value-type="float" office:value="0.6801" calcext:value-type="float">
            <text:p>0,6801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0.324" calcext:value-type="float">
            <text:p>0,324</text:p>
          </table:table-cell>
          <table:table-cell office:value-type="float" office:value="0.5744" calcext:value-type="float">
            <text:p>0,57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77" calcext:value-type="float">
            <text:p>0,277</text:p>
          </table:table-cell>
          <table:table-cell office:value-type="float" office:value="0.4676" calcext:value-type="float">
            <text:p>0,4676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0.205" calcext:value-type="float">
            <text:p>0,205</text:p>
          </table:table-cell>
          <table:table-cell office:value-type="float" office:value="0.3615" calcext:value-type="float">
            <text:p>0,36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45" calcext:value-type="float">
            <text:p>0,145</text:p>
          </table:table-cell>
          <table:table-cell office:value-type="float" office:value="0.2551" calcext:value-type="float">
            <text:p>0,2551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table:formula="of:=85.78/1000" office:value-type="float" office:value="0.08578" calcext:value-type="float">
            <text:p>0,08578</text:p>
          </table:table-cell>
          <table:table-cell office:value-type="float" office:value="0.1479" calcext:value-type="float">
            <text:p>0,1479</text:p>
          </table:table-cell>
        </table:table-row>
        <table:table-row table:style-name="ro1">
          <table:table-cell office:value-type="float" office:value="62.2" calcext:value-type="float">
            <text:p>62,2</text:p>
          </table:table-cell>
          <table:table-cell table:formula="of:=26.48/1000" office:value-type="float" office:value="0.02648" calcext:value-type="float">
            <text:p>0,0264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table:formula="of:=34.85/1000" office:value-type="float" office:value="0.03485" calcext:value-type="float">
            <text:p>0,03485</text:p>
          </table:table-cell>
          <table:table-cell office:value-type="float" office:value="-0.0666" calcext:value-type="float">
            <text:p>-0,06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94.81/1000" office:value-type="float" office:value="0.09481" calcext:value-type="float">
            <text:p>0,09481</text:p>
          </table:table-cell>
          <table:table-cell office:value-type="float" office:value="-0.1724" calcext:value-type="float">
            <text:p>-0,1724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0.154" calcext:value-type="float">
            <text:p>0,154</text:p>
          </table:table-cell>
          <table:table-cell office:value-type="float" office:value="-0.2803" calcext:value-type="float">
            <text:p>-0,28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14" calcext:value-type="float">
            <text:p>0,214</text:p>
          </table:table-cell>
          <table:table-cell office:value-type="float" office:value="-0.387" calcext:value-type="float">
            <text:p>-0,387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0.274" calcext:value-type="float">
            <text:p>0,274</text:p>
          </table:table-cell>
          <table:table-cell office:value-type="float" office:value="-0.4928" calcext:value-type="float">
            <text:p>-0,49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34" calcext:value-type="float">
            <text:p>0,334</text:p>
          </table:table-cell>
          <table:table-cell office:value-type="float" office:value="-0.6001" calcext:value-type="float">
            <text:p>-0,6001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0.394" calcext:value-type="float">
            <text:p>0,394</text:p>
          </table:table-cell>
          <table:table-cell office:value-type="float" office:value="-0.7071" calcext:value-type="float">
            <text:p>-0,70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54" calcext:value-type="float">
            <text:p>0,454</text:p>
          </table:table-cell>
          <table:table-cell office:value-type="float" office:value="-0.8135" calcext:value-type="float">
            <text:p>-0,8135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0.514" calcext:value-type="float">
            <text:p>0,514</text:p>
          </table:table-cell>
          <table:table-cell office:value-type="float" office:value="-0.9207" calcext:value-type="float">
            <text:p>-0,92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74" calcext:value-type="float">
            <text:p>0,574</text:p>
          </table:table-cell>
          <table:table-cell office:value-type="float" office:value="-1.0282" calcext:value-type="float">
            <text:p>-1,0282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0.635" calcext:value-type="float">
            <text:p>0,635</text:p>
          </table:table-cell>
          <table:table-cell office:value-type="float" office:value="-1.1347" calcext:value-type="float">
            <text:p>-1,13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95" calcext:value-type="float">
            <text:p>0,695</text:p>
          </table:table-cell>
          <table:table-cell office:value-type="float" office:value="-1.2435" calcext:value-type="float">
            <text:p>-1,2435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0.755" calcext:value-type="float">
            <text:p>0,755</text:p>
          </table:table-cell>
          <table:table-cell office:value-type="float" office:value="-1.3494" calcext:value-type="float">
            <text:p>-1,34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16" calcext:value-type="float">
            <text:p>0,816</text:p>
          </table:table-cell>
          <table:table-cell office:value-type="float" office:value="-1.4579" calcext:value-type="float">
            <text:p>-1,4579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0.876" calcext:value-type="float">
            <text:p>0,876</text:p>
          </table:table-cell>
          <table:table-cell office:value-type="float" office:value="-1.5654" calcext:value-type="float">
            <text:p>-1,56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36" calcext:value-type="float">
            <text:p>0,936</text:p>
          </table:table-cell>
          <table:table-cell office:value-type="float" office:value="-1.672" calcext:value-type="float">
            <text:p>-1,672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0.996" calcext:value-type="float">
            <text:p>0,996</text:p>
          </table:table-cell>
          <table:table-cell office:value-type="float" office:value="-1.7797" calcext:value-type="float">
            <text:p>-1,77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056" calcext:value-type="float">
            <text:p>1,056</text:p>
          </table:table-cell>
          <table:table-cell office:value-type="float" office:value="-1.8865" calcext:value-type="float">
            <text:p>-1,8865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1.117" calcext:value-type="float">
            <text:p>1,117</text:p>
          </table:table-cell>
          <table:table-cell office:value-type="float" office:value="-1.9937" calcext:value-type="float">
            <text:p>-1,99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177" calcext:value-type="float">
            <text:p>1,177</text:p>
          </table:table-cell>
          <table:table-cell office:value-type="float" office:value="-2.1023" calcext:value-type="float">
            <text:p>-2,1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09:49:52.724000000</meta:creation-date>
    <dc:date>2016-10-10T10:58:42.956000000</dc:date>
    <meta:editing-duration>PT19M49S</meta:editing-duration>
    <meta:editing-cycles>4</meta:editing-cycles>
    <meta:generator>LibreOffice/5.0.4.2$Windows_x86 LibreOffice_project/2b9802c1994aa0b7dc6079e128979269cf95bc78</meta:generator>
    <meta:document-statistic meta:table-count="1" meta:cell-count="1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3.73cm" svg:y="4.203cm" style:legend-expansion="high" chart:style-name="ch2"/>
        <chart:plot-area chart:style-name="ch3" table:cell-range-address="Arkusz1.A3:Arkusz1.B48" chart:data-source-has-labels="row" svg:x="0.32cm" svg:y="0.18cm" svg:width="13.09cm" svg:height="8.645cm">
          <chartooo:coordinate-region svg:x="1.047cm" svg:y="0.379cm" svg:width="12.17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5:Arkusz1.B48" chart:label-cell-address="Arkusz1.B3:Arkusz1.B4" chart:class="chart:scatter">
            <chart:domain table:cell-range-address="Arkusz1.A5:Arkusz1.A48"/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UAC </text:p>
                <text:list>
                  <text:list-item>
                    <text:p>UAC </text:p>
                  </text:list-item>
                  <text:list-item>
                    <text:p/>
                  </text:list-item>
                </text:list>
                <draw:g>
                  <svg:desc>Arkusz1.B3:Arkusz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5">
                <text:p>50.5</text:p>
                <draw:g>
                  <svg:desc>Arkusz1.A5:Arkusz1.A48</svg:desc>
                </draw:g>
              </table:table-cell>
              <table:table-cell office:value-type="float" office:value="1.398">
                <text:p>1.398</text:p>
                <draw:g>
                  <svg:desc>Arkusz1.B5:Arkusz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5">
                <text:p>51.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5">
                <text:p>52.5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.1101">
                <text:p>1.1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5">
                <text:p>53.5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5">
                <text:p>54.5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5">
                <text:p>55.5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5">
                <text:p>56.5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5">
                <text:p>57.5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5">
                <text:p>58.5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5">
                <text:p>59.5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.5">
                <text:p>60.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">
                <text:p>61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5">
                <text:p>61.5</text:p>
              </table:table-cell>
              <table:table-cell office:value-type="float" office:value="0.08578">
                <text:p>0.08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.2">
                <text:p>62.2</text:p>
              </table:table-cell>
              <table:table-cell office:value-type="float" office:value="0.02648">
                <text:p>0.02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.5">
                <text:p>62.5</text:p>
              </table:table-cell>
              <table:table-cell office:value-type="float" office:value="0.03485">
                <text:p>0.034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">
                <text:p>63</text:p>
              </table:table-cell>
              <table:table-cell office:value-type="float" office:value="0.09481">
                <text:p>0.094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.5">
                <text:p>63.5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">
                <text:p>64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5">
                <text:p>64.5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.5">
                <text:p>65.5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.5">
                <text:p>66.5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.5">
                <text:p>67.5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.5">
                <text:p>68.5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5">
                <text:p>69.5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.5">
                <text:p>70.5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.5">
                <text:p>71.5</text:p>
              </table:table-cell>
              <table:table-cell office:value-type="float" office:value="1.117">
                <text:p>1.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">
                <text:p>72</text:p>
              </table:table-cell>
              <table:table-cell office:value-type="float" office:value="1.177">
                <text:p>1.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2.963cm" svg:y="4.203cm" style:legend-expansion="high" chart:style-name="ch2"/>
        <chart:plot-area chart:style-name="ch3" table:cell-range-address="Arkusz1.A5:Arkusz1.A48 Arkusz1.C5:Arkusz1.C48" svg:x="0.32cm" svg:y="0.18cm" svg:width="12.323cm" svg:height="8.645cm">
          <chartooo:coordinate-region svg:x="0.862cm" svg:y="0.379cm" svg:width="11.594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C5:Arkusz1.C48" chart:class="chart:scatter">
            <chart:domain table:cell-range-address="Arkusz1.A5:Arkusz1.A48"/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5">
                <text:p>50.5</text:p>
                <draw:g>
                  <svg:desc>Arkusz1.A5:Arkusz1.A48</svg:desc>
                </draw:g>
              </table:table-cell>
              <table:table-cell office:value-type="float" office:value="2.4841">
                <text:p>2.4841</text:p>
                <draw:g>
                  <svg:desc>Arkusz1.C5:Arkusz1.C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2.3796">
                <text:p>2.3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5">
                <text:p>51.5</text:p>
              </table:table-cell>
              <table:table-cell office:value-type="float" office:value="2.274">
                <text:p>2.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2.1683">
                <text:p>2.1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5">
                <text:p>52.5</text:p>
              </table:table-cell>
              <table:table-cell office:value-type="float" office:value="2.0621">
                <text:p>2.0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.9568">
                <text:p>1.9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5">
                <text:p>53.5</text:p>
              </table:table-cell>
              <table:table-cell office:value-type="float" office:value="1.8501">
                <text:p>1.8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1.7436">
                <text:p>1.7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5">
                <text:p>54.5</text:p>
              </table:table-cell>
              <table:table-cell office:value-type="float" office:value="1.6385">
                <text:p>1.6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1.5327">
                <text:p>1.53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5">
                <text:p>55.5</text:p>
              </table:table-cell>
              <table:table-cell office:value-type="float" office:value="1.4259">
                <text:p>1.4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1.3194">
                <text:p>1.3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5">
                <text:p>56.5</text:p>
              </table:table-cell>
              <table:table-cell office:value-type="float" office:value="1.2126">
                <text:p>1.2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  <table:table-cell office:value-type="float" office:value="1.1064">
                <text:p>1.1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5">
                <text:p>57.5</text:p>
              </table:table-cell>
              <table:table-cell office:value-type="float" office:value="0.9992">
                <text:p>0.9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0.8929">
                <text:p>0.8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5">
                <text:p>58.5</text:p>
              </table:table-cell>
              <table:table-cell office:value-type="float" office:value="0.7868">
                <text:p>0.7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0.6801">
                <text:p>0.68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5">
                <text:p>59.5</text:p>
              </table:table-cell>
              <table:table-cell office:value-type="float" office:value="0.5744">
                <text:p>0.5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0.4676">
                <text:p>0.4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.5">
                <text:p>60.5</text:p>
              </table:table-cell>
              <table:table-cell office:value-type="float" office:value="0.3615">
                <text:p>0.3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">
                <text:p>61</text:p>
              </table:table-cell>
              <table:table-cell office:value-type="float" office:value="0.2551">
                <text:p>0.2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5">
                <text:p>61.5</text:p>
              </table:table-cell>
              <table:table-cell office:value-type="float" office:value="0.1479">
                <text:p>0.14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.2">
                <text:p>62.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.5">
                <text:p>62.5</text:p>
              </table:table-cell>
              <table:table-cell office:value-type="float" office:value="-0.0666">
                <text:p>-0.06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">
                <text:p>63</text:p>
              </table:table-cell>
              <table:table-cell office:value-type="float" office:value="-0.1724">
                <text:p>-0.17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.5">
                <text:p>63.5</text:p>
              </table:table-cell>
              <table:table-cell office:value-type="float" office:value="-0.2803">
                <text:p>-0.28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">
                <text:p>64</text:p>
              </table:table-cell>
              <table:table-cell office:value-type="float" office:value="-0.387">
                <text:p>-0.3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5">
                <text:p>64.5</text:p>
              </table:table-cell>
              <table:table-cell office:value-type="float" office:value="-0.4928">
                <text:p>-0.49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-0.6001">
                <text:p>-0.6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.5">
                <text:p>65.5</text:p>
              </table:table-cell>
              <table:table-cell office:value-type="float" office:value="-0.7071">
                <text:p>-0.70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-0.8135">
                <text:p>-0.8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.5">
                <text:p>66.5</text:p>
              </table:table-cell>
              <table:table-cell office:value-type="float" office:value="-0.9207">
                <text:p>-0.92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.0282">
                <text:p>-1.02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.5">
                <text:p>67.5</text:p>
              </table:table-cell>
              <table:table-cell office:value-type="float" office:value="-1.1347">
                <text:p>-1.13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-1.2435">
                <text:p>-1.24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.5">
                <text:p>68.5</text:p>
              </table:table-cell>
              <table:table-cell office:value-type="float" office:value="-1.3494">
                <text:p>-1.3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-1.4579">
                <text:p>-1.4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5">
                <text:p>69.5</text:p>
              </table:table-cell>
              <table:table-cell office:value-type="float" office:value="-1.5654">
                <text:p>-1.56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-1.672">
                <text:p>-1.6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.5">
                <text:p>70.5</text:p>
              </table:table-cell>
              <table:table-cell office:value-type="float" office:value="-1.7797">
                <text:p>-1.77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-1.8865">
                <text:p>-1.8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.5">
                <text:p>71.5</text:p>
              </table:table-cell>
              <table:table-cell office:value-type="float" office:value="-1.9937">
                <text:p>-1.99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">
                <text:p>72</text:p>
              </table:table-cell>
              <table:table-cell office:value-type="float" office:value="-2.1023">
                <text:p>-2.10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